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MappingExceptionResolver.getStatusCodesA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ingExceptionResolver.doResolveException( HttpServletRequest request , HttpServletResponse response , @ Nullable Object handler , 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MappingExceptionResolver.applyStatusCodeIfPossible( HttpServletRequest request , HttpServletResponse response , int status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appingExceptionResolver.determineStatusCode( HttpServletRequest request , String view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MappingExceptionResolver.setExceptionAttribute( @ Nullable String exception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ingExceptionResolver.getModelAndView( String viewName , 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appingExceptionResolver.setDefaultStatusCode( int default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ingExceptionResolver.determineViewName( Exception ex , HttpServletRequest reques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MappingExceptionResolver.setDefaultErrorView( String defaultError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ingExceptionResolver.setExcludedExceptions( Class &lt; ? &gt; ... excluded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ingExceptionResolver.getDepth( String exceptionMapping , Class &lt; ? &gt; exceptionClass , int dep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impleMappingExceptionResolver.getModelAndView( String viewName , Exception ex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ingExceptionResolver.addStatusCode( String viewName ,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ingExceptionResolver.getDepth( String exceptionMapping , 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MappingExceptionResolver.setStatusCodes( Properties statusCo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MappingExceptionResolver.findMatchingViewName( Properties exceptionMappings , Exception 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impleMappingExceptionResolver.setExceptionMappings( Properties 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